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f9489" officeooo:paragraph-rsid="001f9489"/>
    </style:style>
    <style:style style:name="T1" style:family="text">
      <style:text-properties officeooo:rsid="002026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k to my Trello public site.</text:p>
      <text:p text:style-name="Standard"><text:a xlink:type="simple" xlink:href="https://trello.com/b/fR46VPoc/personal-kanban-board" text:style-name="Internet_20_link" text:visited-style-name="Visited_20_Internet_20_Link"/></text:p>
      <text:p text:style-name="Standard"><text:a xlink:type="simple" xlink:href="https://trello.com/b/fR46VPoc/personal-kanban-board" text:style-name="Internet_20_link" text:visited-style-name="Visited_20_Internet_20_Link"/></text:p>
      <text:p text:style-name="Standard"><text:a xlink:type="simple" xlink:href="https://trello.com/b/fR46VPoc/personal-kanban-board" text:style-name="Internet_20_link" text:visited-style-name="Visited_20_Internet_20_Link">https://trello.com/b/fR46VPoc/personal-kanban-board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5:04:42.647885060</meta:creation-date>
    <dc:date>2019-10-20T15:19:41.942643026</dc:date>
    <meta:editing-duration>PT2M44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7" meta:character-count="81" meta:non-whitespace-character-count="76"/>
  </office:meta>
</office:document-meta>
</file>